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99cm"/>
        </style:tab-stops>
      </style:paragraph-properties>
      <style:text-properties fo:font-style="italic" style:text-underline-style="solid" style:text-underline-width="auto" style:text-underline-color="font-color" fo:font-weight="bold" officeooo:rsid="001857f8" officeooo:paragraph-rsid="001857f8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2.99cm"/>
        </style:tab-stops>
      </style:paragraph-properties>
      <style:text-properties fo:font-size="11pt" fo:font-style="normal" style:text-underline-style="none" fo:font-weight="normal" officeooo:rsid="001857f8" officeooo:paragraph-rsid="001857f8" style:font-size-asian="9.60000038146973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ING VALUES IN TABLES</text:p>
      <text:p text:style-name="P1"/>
      <text:p text:style-name="P2"/>
      <text:p text:style-name="P2">-- categories table</text:p>
      <text:p text:style-name="P2"/>
      <text:p text:style-name="P2">INSERT INTO categories(cat_id, cat_title) VALUES (1, 'Bootstrap');</text:p>
      <text:p text:style-name="P2">INSERT INTO categories(cat_id, cat_title) VALUES (2, 'Javascript');</text:p>
      <text:p text:style-name="P2">INSERT INTO categories(cat_id, cat_title) VALUES (4, 'JAVA');</text:p>
      <text:p text:style-name="P2">INSERT INTO categories(cat_id, cat_title) VALUES (28, 'PHP');</text:p>
      <text:p text:style-name="P2"/>
      <text:p text:style-name="P2"/>
      <text:p text:style-name="P2">-- comments table</text:p>
      <text:p text:style-name="P2"/>
      <text:p text:style-name="P2"/>
      <text:p text:style-name="P2">INSERT INTO comments VALUES</text:p>
      <text:p text:style-name="P2">(5, 'Tanya', 'tanyasingh12@gmail.com', 1, 'unapproved', to_date('2010-12-13','yyyy-mm-dd'), 'until next time till then love love');</text:p>
      <text:p text:style-name="P2"/>
      <text:p text:style-name="P2"/>
      <text:p text:style-name="P2">INSERT INTO comments VALUES</text:p>
      <text:p text:style-name="P2">(6, 'Yash', 'bhvgvh@fghbj.com', 7, 'approved', to_date('2017-12-27','yyyy-mm-dd'), 'BeYpuNick');</text:p>
      <text:p text:style-name="P2"/>
      <text:p text:style-name="P2"/>
      <text:p text:style-name="P2">INSERT INTO comments VALUES</text:p>
      <text:p text:style-name="P2">(10, 'Charlie', 'sheen@playboy.com', 7, 'approved', to_date('2017-12-28','yyyy-mm-dd'), 'touche. Pay the rent.');</text:p>
      <text:p text:style-name="P2"/>
      <text:p text:style-name="P2"/>
      <text:p text:style-name="P2">INSERT INTO comments VALUES</text:p>
      <text:p text:style-name="P2">(14, 'mansi', 'khemka@brain.com', 1, 'unapproved', to_date('2017-12-28','yyyy-mm-dd'), 'Samsung R and D .');</text:p>
      <text:p text:style-name="P2"/>
      <text:p text:style-name="P2"/>
      <text:p text:style-name="P2">INSERT INTO comments VALUES</text:p>
      <text:p text:style-name="P2">(15, 'Donna', 'paulsen@amazing.com', 7, 'approved', to_date('2017-12-28','yyyy-mm-dd'), 'I am never wrong.');</text:p>
      <text:p text:style-name="P2"/>
      <text:p text:style-name="P2"/>
      <text:p text:style-name="P2">INSERT INTO comments VALUES</text:p>
      <text:p text:style-name="P2">(16, 'Yash', 'yashbhojgarhia@gmail.com', 10, 'unapproved', to_date('2018-01-05','yyyy-mm-dd'), 'Love is blind.');</text:p>
      <text:p text:style-name="P2"/>
      <text:p text:style-name="P2"/>
      <text:p text:style-name="P2">-- Posts table</text:p>
      <text:p text:style-name="P2"/>
      <text:p text:style-name="P2"/>
      <text:p text:style-name="P2"/>
      <text:p text:style-name="P2">INSERT INTO posts <text:s/>VALUES</text:p>
      <text:p text:style-name="P2">(1, 28, 'CMS PHP course is awesome', 'John doe', to_date('2017-12-28','yyyy-mm-dd'), 'image_2.jpg', 'WOW! I really like this course.', 'edwin, php, javascript', 5, 'published', 4);</text:p>
      <text:p text:style-name="P2"/>
      <text:p text:style-name="P2"/>
      <text:p text:style-name="P2">INSERT INTO posts <text:s/>VALUES</text:p>
      <text:p text:style-name="P2">(7, 1, 'Javascript', 'Edwin Diaz', to_date('2017-12-31','yyyy-mm-dd'), 'image_4.jpg', '&lt;p&gt;are ek baar se dil nahi bharta mudke dekh mujhe dobaara. tang tang tang tan tana tan tan taaara, chalti hai kya 9 se 12 &lt;/p&gt;', 'edwin, javascript, married', 3, 'published', 1);</text:p>
      <text:p text:style-name="P2"><text:soft-page-break/></text:p>
      <text:p text:style-name="P2">INSERT INTO posts <text:s/>VALUES</text:p>
      <text:p text:style-name="P2">(8, 1, 'Stranger Things', 'Eleven', to_date('2017-12-31','yyyy-mm-dd'), 'image_3.jpg', '&lt;p&gt;jhjkkhekhleikewjkhjeee&lt;/p&gt; <text:s text:c="7"/>', 'stranger, things, eleven', 0, 'published', 0);</text:p>
      <text:p text:style-name="P2"/>
      <text:p text:style-name="P2"/>
      <text:p text:style-name="P2">INSERT INTO posts <text:s/>VALUES</text:p>
      <text:p text:style-name="P2">(10, 4, 'Tibrewal, You Got me.', 'Bhojgarhia', to_date('2018-01-01','yyyy-mm-dd'), 'image_2.jpg', '&lt;p&gt;&lt;strong&gt;DPS, Rourkela.&lt;/strong&gt;&lt;/p&gt;\r\n&lt;p&gt;What up ?&lt;/p&gt;', 'bhojgarhia, tibrewal', 0, 'published', 4);</text:p>
      <text:p text:style-name="P2"/>
      <text:p text:style-name="P2">INSERT INTO posts <text:s/>VALUES</text:p>
      <text:p text:style-name="P2">(11, 28, 'January', 'Year',to_date('2018-01-03','yyyy-mm-dd'), 'image_1.jpg', ' 1st Month.', 'jan, january, year', 0, 'published', 0);</text:p>
      <text:p text:style-name="P2"/>
      <text:p text:style-name="P2">INSERT INTO posts <text:s/>VALUES</text:p>
      <text:p text:style-name="P2">(12, 1, 'February', 'Year', to_date('2018-01-03','yyyy-mm-dd'), 'image_2.jpg', '2nd Month.', 'february, year', 0, 'published', 0);</text:p>
      <text:p text:style-name="P2"/>
      <text:p text:style-name="P2">INSERT INTO posts <text:s/>VALUES</text:p>
      <text:p text:style-name="P2">(13, 2, 'March', 'Year', to_date('2018-01-03','yyyy-mm-dd'), 'image_3.jpg', '3rd Month.', 'march, year', 0, 'published', 1);</text:p>
      <text:p text:style-name="P2"/>
      <text:p text:style-name="P2">INSERT INTO posts <text:s/>VALUES</text:p>
      <text:p text:style-name="P2">(14, 4, 'April', 'Month', to_date('2018-01-03','yyyy-mm-dd'), 'image_4.jpg', ' <text:s text:c="7"/>4th Month.', 'april, month', 0, 'published', 1);</text:p>
      <text:p text:style-name="P2"/>
      <text:p text:style-name="P2">INSERT INTO posts <text:s/>VALUES</text:p>
      <text:p text:style-name="P2">(15, 28, 'May', 'Month', to_date('2018-01-03','yyyy-mm-dd'), 'image_5.jpg', '5th Month.\r\n <text:s text:c="7"/>', 'may, month', 0, 'published', 0);</text:p>
      <text:p text:style-name="P2"/>
      <text:p text:style-name="P2">INSERT INTO posts <text:s/>VALUES</text:p>
      <text:p text:style-name="P2">(16, 1, 'June', 'Month', to_date('2018-01-03','yyyy-mm-dd'), 'image_1.jpg', '6th Month. <text:s text:c="7"/>', 'june, month', 0, 'published', 0);</text:p>
      <text:p text:style-name="P2"/>
      <text:p text:style-name="P2">INSERT INTO posts <text:s/>VALUES</text:p>
      <text:p text:style-name="P2">(17, 2, 'July', 'Week', to_date('2018-01-03','yyyy-mm-dd'), 'image_2.jpg', ' <text:s text:c="7"/>7th Month.', 'july, week', 0, 'published', 0);</text:p>
      <text:p text:style-name="P2"/>
      <text:p text:style-name="P2">INSERT INTO posts <text:s/>VALUES</text:p>
      <text:p text:style-name="P2">(18, 4, 'August', 'Week', to_date('2018-01-03','yyyy-mm-dd'), 'image_3.jpg', ' <text:s text:c="7"/>8th Month', 'august, week', 0, 'published', 1);</text:p>
      <text:p text:style-name="P2"/>
      <text:p text:style-name="P2">INSERT INTO posts <text:s/>VALUES</text:p>
      <text:p text:style-name="P2">(19, 28, 'Spetember', 'Week', to_date('2018-01-03','yyyy-mm-dd'), 'image_4.jpg', '9th Month. <text:s text:c="7"/>', 'september, week', 0, 'published', 1);</text:p>
      <text:p text:style-name="P2"/>
      <text:p text:style-name="P2"/>
      <text:p text:style-name="P2">INSERT INTO posts <text:s/>VALUES</text:p>
      <text:p text:style-name="P2">(20, 1, 'October', 'Day', to_date('2018-01-03'), 'image_1.jpg', '10th Month. <text:s text:c="7"/>', 'october, day', 0, 'published', 0)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-- users table insertion</text:p>
      <text:p text:style-name="P2"/>
      <text:p text:style-name="P2"/>
      <text:p text:style-name="P2">INSERT INTO users VALUES</text:p>
      <text:p text:style-name="P2">(8, 'bj123', '$2y$12$l2B/U.B7e/LC/pdJlWAJfuQA9ZbUNQ1CPyahe/BByLe.eDVKEH6Ee', 'bisu', 'jha', 'bisujha@gmail.com', 'dummy', 'admin', '$2y$10$iusesomecrazystrings22');</text:p>
      <text:p text:style-name="P2"/>
      <text:p text:style-name="P2">INSERT INTO users VALUES</text:p>
      <text:p text:style-name="P2">(11, 'jj123', '$2y$10$H/kDTIO1P9vO3gOkqRlD8.34XbR1jz5hDlS21hIpGG6Mxm5dUoFYG', 'Jay', 'Jhangiani', 'jj@gmail.com', 'dummy2', 'subscriber', '$2y$10$iusesomecrazystrings22');</text:p>
      <text:p text:style-name="P2"/>
      <text:p text:style-name="P2"/>
      <text:p text:style-name="P2"/>
      <text:p text:style-name="P2">-- session table insertion</text:p>
      <text:p text:style-name="P2"/>
      <text:p text:style-name="P2">INSERT INTO users_online VALUES</text:p>
      <text:p text:style-name="P2">(1, 'etdt53nb9gfiqppn7ej6hgfats', 15151);</text:p>
      <text:p text:style-name="P2"/>
      <text:p text:style-name="P2">INSERT INTO users_online VALUES</text:p>
      <text:p text:style-name="P2">(2, 'qobma9vl6iigtqp3chl8q66fkv', 1515127688);</text:p>
      <text:p text:style-name="P2"/>
      <text:p text:style-name="P2">INSERT INTO users_online VALUES</text:p>
      <text:p text:style-name="P2">(3, 'cu1gpbolritfffh8igqpibfj6j', 1515122318);</text:p>
      <text:p text:style-name="P2"/>
      <text:p text:style-name="P2">INSERT INTO users_online VALUES</text:p>
      <text:p text:style-name="P2">(4, 'hp3aidsobbvpnjduabi5osncv1', 1515123581);</text:p>
      <text:p text:style-name="P2"/>
      <text:p text:style-name="P2">INSERT INTO users_online VALUES</text:p>
      <text:p text:style-name="P2">(5, 'efru2nrdg6od6j1456m53oc1vf', 1515189728);</text:p>
      <text:p text:style-name="P2"/>
      <text:p text:style-name="P2">INSERT INTO users_online VALUES</text:p>
      <text:p text:style-name="P2">(6, '0db525cvh9jtdd65dnvsri1a9n', 1515211368);</text:p>
      <text:p text:style-name="P2"/>
      <text:p text:style-name="P2">INSERT INTO users_online VALUES</text:p>
      <text:p text:style-name="P2">(7, '3rr821350kmuq2mpf8258php0e', 1515211461);</text:p>
      <text:p text:style-name="P2"/>
      <text:p text:style-name="P2">INSERT INTO users_online VALUES</text:p>
      <text:p text:style-name="P2">(8, 'le0d9a3c4nqn5npg7dd1em5c7p', 1515280383);</text:p>
      <text:p text:style-name="P2"/>
      <text:p text:style-name="P2">INSERT INTO users_online VALUES</text:p>
      <text:p text:style-name="P2">(9, 'trsmm1skkcnn7hdnv7kfkqjr4p', 1515521956);</text:p>
      <text:p text:style-name="P2"/>
      <text:p text:style-name="P2">INSERT INTO users_online VALUES</text:p>
      <text:p text:style-name="P2">(10, 'mtnnu6t21le14tn0hso8nfnn1v', 1515565807);</text:p>
      <text:p text:style-name="P2"/>
      <text:p text:style-name="P2">INSERT INTO users_online VALUES</text:p>
      <text:p text:style-name="P2">(11, '0rrv5crmsa744lt1qqfpfq0gl0', 1515610747)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2:37:34.690867965</meta:creation-date>
    <dc:date>2019-09-30T22:43:50.129449073</dc:date>
    <meta:editing-duration>PT6M21S</meta:editing-duration>
    <meta:editing-cycles>1</meta:editing-cycles>
    <meta:document-statistic meta:table-count="0" meta:image-count="0" meta:object-count="0" meta:page-count="3" meta:paragraph-count="76" meta:word-count="525" meta:character-count="4929" meta:non-whitespace-character-count="4410"/>
    <meta:generator>LibreOffice/6.2.6.2$Linux_X86_64 LibreOffice_project/20$Build-2</meta:generator>
  </office:meta>
</office:document-meta>
</file>